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82a6d" officeooo:paragraph-rsid="00182a6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74bd6" officeooo:paragraph-rsid="00182a6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82a6d" officeooo:paragraph-rsid="00182a6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Liberation Serif" officeooo:rsid="00174bd6" officeooo:paragraph-rsid="00174bd6"/>
    </style:style>
    <style:style style:name="P5" style:family="paragraph" style:parent-style-name="Standard">
      <style:text-properties officeooo:paragraph-rsid="0019e00d"/>
    </style:style>
    <style:style style:name="T1" style:family="text">
      <style:text-properties style:text-position="sub 58%" style:font-name="Liberation Serif" officeooo:rsid="00174bd6"/>
    </style:style>
    <style:style style:name="T2" style:family="text">
      <style:text-properties style:text-position="super 58%" style:font-name="Liberation Serif" officeooo:rsid="00174bd6"/>
    </style:style>
    <style:style style:name="T3" style:family="text">
      <style:text-properties style:text-position="0% 100%" style:font-name="Consolas" fo:font-size="12pt" officeooo:rsid="00174bd6" style:font-size-asian="12pt"/>
    </style:style>
    <style:style style:name="T4" style:family="text">
      <style:text-properties style:text-position="0% 100%" style:font-name="Consolas" fo:font-size="12pt" officeooo:rsid="0019e00d" style:font-size-asian="12pt"/>
    </style:style>
    <style:style style:name="T5" style:family="text">
      <style:text-properties style:text-position="0% 100%" style:font-name="Consolas" fo:font-size="12pt" officeooo:rsid="001c3866" style:font-size-asian="12pt"/>
    </style:style>
    <style:style style:name="T6" style:family="text">
      <style:text-properties style:text-position="0% 100%" style:font-name="Consolas" fo:font-size="12pt" officeooo:rsid="001d4a7e" style:font-size-asian="12pt"/>
    </style:style>
    <style:style style:name="T7" style:family="text">
      <style:text-properties style:text-position="0% 100%" style:font-name="Liberation Serif" fo:font-size="12pt" officeooo:rsid="00174bd6" style:font-size-asian="12pt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174bd6"/>
    </style:style>
    <style:style style:name="T10" style:family="text">
      <style:text-properties style:font-name="Liberation Serif" officeooo:rsid="001d4a7e"/>
    </style:style>
    <style:style style:name="T11" style:family="text">
      <style:text-properties style:font-name="Consolas" officeooo:rsid="00174bd6"/>
    </style:style>
    <style:style style:name="T12" style:family="text">
      <style:text-properties style:font-name="Consolas" officeooo:rsid="0019e00d"/>
    </style:style>
    <style:style style:name="T13" style:family="text">
      <style:text-properties style:font-name="Consolas" officeooo:rsid="001c3866"/>
    </style:style>
    <style:style style:name="T14" style:family="text">
      <style:text-properties style:font-name="Consolas" officeooo:rsid="001d4a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9">D</text:span><text:span text:style-name="T8">OCUMENTATION PLACEHOLDER</text:span></text:p>
      <text:p text:style-name="P3"/>
      <text:p text:style-name="P4"/>
      <text:p text:style-name="P5"><text:span text:style-name="T9">If L</text:span><text:span text:style-name="T2">A</text:span><text:span text:style-name="T9">T</text:span><text:span text:style-name="T1">E</text:span><text:span text:style-name="T7">Χ</text:span><text:span text:style-name="T9"> support is not available for Doxygen when fortran-lua53 is built, this placeholder file will be substituted for </text:span><text:span text:style-name="T14">fortran-lua53</text:span><text:span text:style-name="T11">_</text:span><text:span text:style-name="T13">U</text:span><text:span text:style-name="T12">s</text:span><text:span text:style-name="T11">ers_</text:span><text:span text:style-name="T13">G</text:span><text:span text:style-name="T11">uide.pdf</text:span><text:span text:style-name="T9"> to prevent CPack from failing on a missing file. If you are reading this, full developer documentation was not available when this installation package was created. Ensure Doxygen and a compatible T</text:span><text:span text:style-name="T1">E</text:span><text:span text:style-name="T7">Χ distribution are available and rebuild from source to generate </text:span><text:span text:style-name="T6">fortran-lua53</text:span><text:span text:style-name="T3">_</text:span><text:span text:style-name="T5">U</text:span><text:span text:style-name="T4">s</text:span><text:span text:style-name="T3">ers_</text:span><text:span text:style-name="T5">G</text:span><text:span text:style-name="T3">uide.pdf</text:span><text:span text:style-name="T7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3T13:47:28.412000000</meta:creation-date>
    <dc:date>2021-03-30T15:23:03.319000000</dc:date>
    <meta:editing-duration>PT8M39S</meta:editing-duration>
    <meta:editing-cycles>7</meta:editing-cycles>
    <meta:generator>LibreOffice/7.0.5.2$Windows_X86_64 LibreOffice_project/64390860c6cd0aca4beafafcfd84613dd9dfb63a</meta:generator>
    <meta:document-statistic meta:table-count="0" meta:image-count="0" meta:object-count="0" meta:page-count="1" meta:paragraph-count="2" meta:word-count="64" meta:character-count="470" meta:non-whitespace-character-count="408"/>
  </office:meta>
</office:document-meta>
</file>